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01d0ad" officeooo:paragraph-rsid="0001d0ad"/>
    </style:style>
    <style:style style:name="P2" style:family="paragraph" style:parent-style-name="Standard">
      <style:text-properties fo:language="es" fo:country="ES" officeooo:rsid="0002e3f0" officeooo:paragraph-rsid="0002e3f0"/>
    </style:style>
    <style:style style:name="P3" style:family="paragraph" style:parent-style-name="Standard" style:list-style-name="L1">
      <style:text-properties fo:language="es" fo:country="ES" officeooo:rsid="0001d0ad" officeooo:paragraph-rsid="0001d0ad"/>
    </style:style>
    <style:style style:name="P4" style:family="paragraph" style:parent-style-name="Standard" style:list-style-name="L2">
      <style:text-properties fo:language="es" fo:country="ES" officeooo:rsid="0001d0ad" officeooo:paragraph-rsid="0001d0ad"/>
    </style:style>
    <style:style style:name="P5" style:family="paragraph" style:parent-style-name="Standard" style:list-style-name="L3">
      <style:text-properties fo:language="es" fo:country="ES" officeooo:rsid="000280c0" officeooo:paragraph-rsid="000280c0"/>
    </style:style>
    <style:style style:name="P6" style:family="paragraph" style:parent-style-name="Standard">
      <style:text-properties fo:language="es" fo:country="ES" officeooo:rsid="0002e3f0" officeooo:paragraph-rsid="0002e3f0"/>
    </style:style>
    <style:style style:name="P7" style:family="paragraph" style:parent-style-name="Standard">
      <style:text-properties fo:language="es" fo:country="ES" officeooo:rsid="00054b3b" officeooo:paragraph-rsid="00054b3b"/>
    </style:style>
    <style:style style:name="P8" style:family="paragraph" style:parent-style-name="Standard">
      <style:text-properties fo:color="#c9211e" fo:language="es" fo:country="ES" officeooo:rsid="00054b3b" officeooo:paragraph-rsid="00054b3b"/>
    </style:style>
    <style:style style:name="T1" style:family="text">
      <style:text-properties fo:color="#c9211e"/>
    </style:style>
    <style:style style:name="T2" style:family="text">
      <style:text-properties officeooo:rsid="0002e3f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r API Rest en cliente</text:p>
      <text:p text:style-name="P1"/>
      <text:list xml:id="list139937136" text:style-name="L1">
        <text:list-item>
          <text:p text:style-name="P3">Crear un objeto XHR (XMLHttpRequest) = let xhr = new HMLHttpRequest();</text:p>
          <text:p text:style-name="P3"/>
        </text:list-item>
        <text:list-item>
          <text:p text:style-name="P3">inicializar. xhr.open(method, url, [async, user, password]);</text:p>
        </text:list-item>
      </text:list>
      <text:p text:style-name="P1">Method = get, post ,put, patch, delete.</text:p>
      <text:p text:style-name="P1">URL = <text:s/>EJ. “<text:a xlink:type="simple" xlink:href="http://localhost:3000/post/" text:style-name="Internet_20_link" text:visited-style-name="Visited_20_Internet_20_Link">http://localhost:3000/post/</text:a>”+ id</text:p>
      <text:p text:style-name="P1">Async = asíncrono o no, se deja vació porque siempre en asíncrona.</text:p>
      <text:p text:style-name="P1"/>
      <text:list xml:id="list3700429032" text:style-name="L2">
        <text:list-item>
          <text:p text:style-name="P4">Enviar el objeto. Xhr.send([body]);</text:p>
        </text:list-item>
      </text:list>
      <text:p text:style-name="P1">Body = se pondrá si lo necesitamos, un post, put o patch si que lo necesita. </text:p>
      <text:p text:style-name="P1">Ej. { ‘id’ : 30,</text:p>
      <text:p text:style-name="P1"><text:s text:c="9"/>‘title’ : ‘MiPagina’,</text:p>
      <text:p text:style-name="P1"><text:s text:c="9"/>‘autor’: ‘Pepe’</text:p>
      <text:p text:style-name="P1"><text:s text:c="6"/>} <text:s/><text:span text:style-name="T1">Json del objeto a crear.</text:span></text:p>
      <text:p text:style-name="P1"/>
      <text:list xml:id="list3094338490" text:style-name="L3">
        <text:list-item>
          <text:p text:style-name="P5">Respuesta o espera de respuesta. <text:span text:style-name="T2">Xhr.onload = () =&gt; { console.log(xhr.response}}</text:span></text:p>
        </text:list-item>
      </text:list>
      <text:p text:style-name="P2">onload = Se ejecuta cuando la recepción del envio termina.</text:p>
      <text:p text:style-name="P2">Response = contiene lo que devolvió la petición.</text:p>
      <text:p text:style-name="P2">Onprogress = metodo de xhr. Periódicamente muestra que es lo que ocurre.</text:p>
      <text:p text:style-name="P2"/>
      <text:p text:style-name="P2"/>
      <text:p text:style-name="P8">EJERCICIO</text:p>
      <text:p text:style-name="P7">titulo, una tabla debajo con id,…,…, botón borrar, botón modificar.</text:p>
      <text:p text:style-name="P7">Borrar en el onload de la pagina llamar a una función que me traiga todo los datos y los pinte asi en el borrar llamo a ese metodo.</text:p>
      <text:p text:style-name="P7">Modificar en una ventana get de todos los datos de esa id en un formulario.</text:p>
      <text:p text:style-name="P7"/>
      <text:p text:style-name="P7">Mirar como hacer una ventana modal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11-16T12:55:04.847000000</dc:date>
    <meta:editing-duration>PT2H9M27S</meta:editing-duration>
    <meta:editing-cycles>3</meta:editing-cycles>
    <meta:document-statistic meta:table-count="0" meta:image-count="0" meta:object-count="0" meta:page-count="1" meta:paragraph-count="22" meta:word-count="188" meta:character-count="1098" meta:non-whitespace-character-count="909"/>
  </office:meta>
</office:document-meta>
</file>